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style-name="ta1" table:name="Tabela">
        <table:table-row table:style-name="ro1">
          <table:table-cell table:style-name="ce1" office:value-type="string">
            <text:p>Tabela 6784 - Produto Interno Bruto, Produto Interno Bruto per capita, População residente e Deflator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Brasil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Ano</text:p>
          </table:table-cell>
          <table:table-cell table:style-name="ce1" office:value-type="string">
            <text:p>Variável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PIB - valores correntes (Milhões de Reais)</text:p>
          </table:table-cell>
          <table:table-cell table:style-name="ce1" office:value-type="string">
            <text:p>PIB - deflator - variação anual (%)</text:p>
          </table:table-cell>
          <table:table-cell table:style-name="ce1" office:value-type="string">
            <text:p>População residente (Mil pessoas)</text:p>
          </table:table-cell>
          <table:table-cell table:style-name="ce1" office:value-type="string">
            <text:p>PIB per capita - valores correntes (Reais)</text:p>
          </table:table-cell>
        </table:table-row>
        <table:table-row table:style-name="ro1">
          <table:table-cell table:style-name="ce1" office:value-type="string">
            <text:p>1996</text:p>
          </table:table-cell>
          <table:table-cell table:style-name="ce1" office:value-type="float" office:value="854764"/>
          <table:table-cell table:style-name="ce1" office:value-type="float" office:value="18.5"/>
          <table:table-cell table:style-name="ce1" office:value-type="float" office:value="163538"/>
          <table:table-cell table:style-name="ce1" office:value-type="float" office:value="5226.69"/>
        </table:table-row>
        <table:table-row table:style-name="ro1">
          <table:table-cell table:style-name="ce1" office:value-type="string">
            <text:p>1997</text:p>
          </table:table-cell>
          <table:table-cell table:style-name="ce1" office:value-type="float" office:value="952089"/>
          <table:table-cell table:style-name="ce1" office:value-type="float" office:value="7.7"/>
          <table:table-cell table:style-name="ce1" office:value-type="float" office:value="166104"/>
          <table:table-cell table:style-name="ce1" office:value-type="float" office:value="5731.89"/>
        </table:table-row>
        <table:table-row table:style-name="ro1">
          <table:table-cell table:style-name="ce1" office:value-type="string">
            <text:p>1998</text:p>
          </table:table-cell>
          <table:table-cell table:style-name="ce1" office:value-type="float" office:value="1002351"/>
          <table:table-cell table:style-name="ce1" office:value-type="float" office:value="4.9"/>
          <table:table-cell table:style-name="ce1" office:value-type="float" office:value="168693"/>
          <table:table-cell table:style-name="ce1" office:value-type="float" office:value="5941.86"/>
        </table:table-row>
        <table:table-row table:style-name="ro1">
          <table:table-cell table:style-name="ce1" office:value-type="string">
            <text:p>1999</text:p>
          </table:table-cell>
          <table:table-cell table:style-name="ce1" office:value-type="float" office:value="1087710"/>
          <table:table-cell table:style-name="ce1" office:value-type="float" office:value="8.0"/>
          <table:table-cell table:style-name="ce1" office:value-type="float" office:value="171256"/>
          <table:table-cell table:style-name="ce1" office:value-type="float" office:value="6351.36"/>
        </table:table-row>
        <table:table-row table:style-name="ro1">
          <table:table-cell table:style-name="ce1" office:value-type="string">
            <text:p>2000</text:p>
          </table:table-cell>
          <table:table-cell table:style-name="ce1" office:value-type="float" office:value="1199092"/>
          <table:table-cell table:style-name="ce1" office:value-type="float" office:value="5.6"/>
          <table:table-cell table:style-name="ce1" office:value-type="float" office:value="173766"/>
          <table:table-cell table:style-name="ce1" office:value-type="float" office:value="6900.62"/>
        </table:table-row>
        <table:table-row table:style-name="ro1">
          <table:table-cell table:style-name="ce1" office:value-type="string">
            <text:p>2001</text:p>
          </table:table-cell>
          <table:table-cell table:style-name="ce1" office:value-type="float" office:value="1315755"/>
          <table:table-cell table:style-name="ce1" office:value-type="float" office:value="8.2"/>
          <table:table-cell table:style-name="ce1" office:value-type="float" office:value="176209"/>
          <table:table-cell table:style-name="ce1" office:value-type="float" office:value="7467.03"/>
        </table:table-row>
        <table:table-row table:style-name="ro1">
          <table:table-cell table:style-name="ce1" office:value-type="string">
            <text:p>2002</text:p>
          </table:table-cell>
          <table:table-cell table:style-name="ce1" office:value-type="float" office:value="1488787"/>
          <table:table-cell table:style-name="ce1" office:value-type="float" office:value="9.8"/>
          <table:table-cell table:style-name="ce1" office:value-type="float" office:value="178499"/>
          <table:table-cell table:style-name="ce1" office:value-type="float" office:value="8340.58"/>
        </table:table-row>
        <table:table-row table:style-name="ro1">
          <table:table-cell table:style-name="ce1" office:value-type="string">
            <text:p>2003</text:p>
          </table:table-cell>
          <table:table-cell table:style-name="ce1" office:value-type="float" office:value="1717950"/>
          <table:table-cell table:style-name="ce1" office:value-type="float" office:value="14.1"/>
          <table:table-cell table:style-name="ce1" office:value-type="float" office:value="180708"/>
          <table:table-cell table:style-name="ce1" office:value-type="float" office:value="9506.76"/>
        </table:table-row>
        <table:table-row table:style-name="ro1">
          <table:table-cell table:style-name="ce1" office:value-type="string">
            <text:p>2004</text:p>
          </table:table-cell>
          <table:table-cell table:style-name="ce1" office:value-type="float" office:value="1957751"/>
          <table:table-cell table:style-name="ce1" office:value-type="float" office:value="7.8"/>
          <table:table-cell table:style-name="ce1" office:value-type="float" office:value="182865"/>
          <table:table-cell table:style-name="ce1" office:value-type="float" office:value="10705.99"/>
        </table:table-row>
        <table:table-row table:style-name="ro1">
          <table:table-cell table:style-name="ce1" office:value-type="string">
            <text:p>2005</text:p>
          </table:table-cell>
          <table:table-cell table:style-name="ce1" office:value-type="float" office:value="2170585"/>
          <table:table-cell table:style-name="ce1" office:value-type="float" office:value="7.4"/>
          <table:table-cell table:style-name="ce1" office:value-type="float" office:value="184991"/>
          <table:table-cell table:style-name="ce1" office:value-type="float" office:value="11733.45"/>
        </table:table-row>
        <table:table-row table:style-name="ro1">
          <table:table-cell table:style-name="ce1" office:value-type="string">
            <text:p>2006</text:p>
          </table:table-cell>
          <table:table-cell table:style-name="ce1" office:value-type="float" office:value="2409450"/>
          <table:table-cell table:style-name="ce1" office:value-type="float" office:value="6.8"/>
          <table:table-cell table:style-name="ce1" office:value-type="float" office:value="187062"/>
          <table:table-cell table:style-name="ce1" office:value-type="float" office:value="12880.52"/>
        </table:table-row>
        <table:table-row table:style-name="ro1">
          <table:table-cell table:style-name="ce1" office:value-type="string">
            <text:p>2007</text:p>
          </table:table-cell>
          <table:table-cell table:style-name="ce1" office:value-type="float" office:value="2720263"/>
          <table:table-cell table:style-name="ce1" office:value-type="float" office:value="6.4"/>
          <table:table-cell table:style-name="ce1" office:value-type="float" office:value="189038"/>
          <table:table-cell table:style-name="ce1" office:value-type="float" office:value="14390.01"/>
        </table:table-row>
        <table:table-row table:style-name="ro1">
          <table:table-cell table:style-name="ce1" office:value-type="string">
            <text:p>2008</text:p>
          </table:table-cell>
          <table:table-cell table:style-name="ce1" office:value-type="float" office:value="3109803"/>
          <table:table-cell table:style-name="ce1" office:value-type="float" office:value="8.8"/>
          <table:table-cell table:style-name="ce1" office:value-type="float" office:value="191010"/>
          <table:table-cell table:style-name="ce1" office:value-type="float" office:value="16280.82"/>
        </table:table-row>
        <table:table-row table:style-name="ro1">
          <table:table-cell table:style-name="ce1" office:value-type="string">
            <text:p>2009</text:p>
          </table:table-cell>
          <table:table-cell table:style-name="ce1" office:value-type="float" office:value="3333039"/>
          <table:table-cell table:style-name="ce1" office:value-type="float" office:value="7.3"/>
          <table:table-cell table:style-name="ce1" office:value-type="float" office:value="192981"/>
          <table:table-cell table:style-name="ce1" office:value-type="float" office:value="17271.34"/>
        </table:table-row>
        <table:table-row table:style-name="ro1">
          <table:table-cell table:style-name="ce1" office:value-type="string">
            <text:p>2010</text:p>
          </table:table-cell>
          <table:table-cell table:style-name="ce1" office:value-type="float" office:value="3885847"/>
          <table:table-cell table:style-name="ce1" office:value-type="float" office:value="8.4"/>
          <table:table-cell table:style-name="ce1" office:value-type="float" office:value="194891"/>
          <table:table-cell table:style-name="ce1" office:value-type="float" office:value="19938.60"/>
        </table:table-row>
        <table:table-row table:style-name="ro1">
          <table:table-cell table:style-name="ce1" office:value-type="string">
            <text:p>2011</text:p>
          </table:table-cell>
          <table:table-cell table:style-name="ce1" office:value-type="float" office:value="4376382"/>
          <table:table-cell table:style-name="ce1" office:value-type="float" office:value="8.3"/>
          <table:table-cell table:style-name="ce1" office:value-type="float" office:value="196604"/>
          <table:table-cell table:style-name="ce1" office:value-type="float" office:value="22259.91"/>
        </table:table-row>
        <table:table-row table:style-name="ro1">
          <table:table-cell table:style-name="ce1" office:value-type="string">
            <text:p>2012</text:p>
          </table:table-cell>
          <table:table-cell table:style-name="ce1" office:value-type="float" office:value="4814760"/>
          <table:table-cell table:style-name="ce1" office:value-type="float" office:value="7.9"/>
          <table:table-cell table:style-name="ce1" office:value-type="float" office:value="198315"/>
          <table:table-cell table:style-name="ce1" office:value-type="float" office:value="24278.35"/>
        </table:table-row>
        <table:table-row table:style-name="ro1">
          <table:table-cell table:style-name="ce1" office:value-type="string">
            <text:p>2013</text:p>
          </table:table-cell>
          <table:table-cell table:style-name="ce1" office:value-type="float" office:value="5331619"/>
          <table:table-cell table:style-name="ce1" office:value-type="float" office:value="7.5"/>
          <table:table-cell table:style-name="ce1" office:value-type="float" office:value="200004"/>
          <table:table-cell table:style-name="ce1" office:value-type="float" office:value="26657.54"/>
        </table:table-row>
        <table:table-row table:style-name="ro1">
          <table:table-cell table:style-name="ce1" office:value-type="string">
            <text:p>2014</text:p>
          </table:table-cell>
          <table:table-cell table:style-name="ce1" office:value-type="float" office:value="5778953"/>
          <table:table-cell table:style-name="ce1" office:value-type="float" office:value="7.8"/>
          <table:table-cell table:style-name="ce1" office:value-type="float" office:value="201718"/>
          <table:table-cell table:style-name="ce1" office:value-type="float" office:value="28648.74"/>
        </table:table-row>
        <table:table-row table:style-name="ro1">
          <table:table-cell table:style-name="ce1" office:value-type="string">
            <text:p>2015</text:p>
          </table:table-cell>
          <table:table-cell table:style-name="ce1" office:value-type="float" office:value="5995787"/>
          <table:table-cell table:style-name="ce1" office:value-type="float" office:value="7.6"/>
          <table:table-cell table:style-name="ce1" office:value-type="float" office:value="203476"/>
          <table:table-cell table:style-name="ce1" office:value-type="float" office:value="29466.85"/>
        </table:table-row>
        <table:table-row table:style-name="ro1">
          <table:table-cell table:style-name="ce1" office:value-type="string">
            <text:p>2016</text:p>
          </table:table-cell>
          <table:table-cell table:style-name="ce1" office:value-type="float" office:value="6267205"/>
          <table:table-cell table:style-name="ce1" office:value-type="float" office:value="8.1"/>
          <table:table-cell table:style-name="ce1" office:value-type="float" office:value="205157"/>
          <table:table-cell table:style-name="ce1" office:value-type="float" office:value="30548.40"/>
        </table:table-row>
        <table:table-row table:style-name="ro1">
          <table:table-cell table:style-name="ce1" office:value-type="string">
            <text:p>Fonte: IBGE - Contas Nacionais Anua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17-06-29T12:21:58.000Z</dc:date>
  </office:meta>
</office:document-meta>
</file>